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" style:family="table-cell" style:parent-style-name="Default" style:data-style-name="N3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fo:background-color="transparent"/>
    </style:style>
    <style:style style:name="ce1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2" table:default-cell-style-name="ce6"/>
        <table:table-column table:style-name="co3" table:default-cell-style-name="ce6"/>
        <table:table-column table:style-name="co6" table:default-cell-style-name="ce6"/>
        <table:table-column table:style-name="co5" table:default-cell-style-name="ce10"/>
        <table:table-column table:style-name="co2" table:default-cell-style-name="ce6"/>
        <table:table-column table:style-name="co3" table:default-cell-style-name="ce6"/>
        <table:table-column table:style-name="co6" table:default-cell-style-name="ce6"/>
        <table:table-column table:style-name="co5" table:default-cell-style-name="ce13"/>
        <table:table-column table:style-name="co5" table:number-columns-repeated="2" table:default-cell-style-name="ce6"/>
        <table:table-column table:style-name="co7" table:default-cell-style-name="ce6"/>
        <table:table-row table:style-name="ro1">
          <table:table-cell table:style-name="ce1" office:value-type="string" calcext:value-type="string" table:number-columns-spanned="16" table:number-rows-spanned="1">
            <text:p>Nombre de variables : 25</text:p>
          </table:table-cell>
          <table:covered-table-cell table:style-name="ce2"/>
          <table:covered-table-cell table:number-columns-repeated="2" table:style-name="ce1"/>
          <table:covered-table-cell table:style-name="ce19"/>
          <table:covered-table-cell table:style-name="ce2"/>
          <table:covered-table-cell table:number-columns-repeated="2" table:style-name="ce1"/>
          <table:covered-table-cell table:style-name="ce19"/>
          <table:covered-table-cell table:style-name="ce2"/>
          <table:covered-table-cell table:number-columns-repeated="2" table:style-name="ce1"/>
          <table:covered-table-cell table:style-name="Default"/>
          <table:covered-table-cell table:style-name="ce2"/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Modules utilisés</text:p>
          </table:table-cell>
          <table:table-cell table:style-name="ce5" office:value-type="string" calcext:value-type="string" table:number-columns-spanned="3" table:number-rows-spanned="1">
            <text:p>sub+xorset</text:p>
          </table:table-cell>
          <table:covered-table-cell table:number-columns-repeated="2" table:style-name="ce1"/>
          <table:table-cell table:style-name="ce9"/>
          <table:table-cell table:style-name="ce5" office:value-type="string" calcext:value-type="string" table:number-columns-spanned="3" table:number-rows-spanned="1">
            <text:p>sub+xorset+xorgauss</text:p>
          </table:table-cell>
          <table:covered-table-cell table:number-columns-repeated="2" table:style-name="ce1"/>
          <table:table-cell table:style-name="ce9"/>
          <table:table-cell table:style-name="ce5" office:value-type="string" calcext:value-type="string" table:number-columns-spanned="3" table:number-rows-spanned="1">
            <text:p>sub+xorset+xorgauss_enhance</text:p>
          </table:table-cell>
          <table:covered-table-cell table:number-columns-repeated="2" table:style-name="ce1"/>
          <table:table-cell table:style-name="Default"/>
          <table:table-cell table:style-name="ce5" office:value-type="string" calcext:value-type="string" table:number-columns-spanned="3" table:number-rows-spanned="1">
            <text:p>cnf+xorset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 calcext:value-type="string">
            <text:p>Seed</text:p>
          </table:table-cell>
          <table:table-cell table:style-name="ce5" office:value-type="string" calcext:value-type="string">
            <text:p>Nb conf</text:p>
          </table:table-cell>
          <table:table-cell table:style-name="ce5" office:value-type="string" calcext:value-type="string">
            <text:p>Temps (ml)</text:p>
          </table:table-cell>
          <table:table-cell table:style-name="ce5" office:value-type="string" calcext:value-type="string">
            <text:p>Ticks</text:p>
          </table:table-cell>
          <table:table-cell table:style-name="ce9"/>
          <table:table-cell table:style-name="ce5" office:value-type="string" calcext:value-type="string">
            <text:p>Nb conf</text:p>
          </table:table-cell>
          <table:table-cell table:style-name="ce5" office:value-type="string" calcext:value-type="string">
            <text:p>Temps (ml)</text:p>
          </table:table-cell>
          <table:table-cell table:style-name="ce5" office:value-type="string" calcext:value-type="string">
            <text:p>Ticks</text:p>
          </table:table-cell>
          <table:table-cell table:style-name="ce9"/>
          <table:table-cell table:style-name="ce5" office:value-type="string" calcext:value-type="string">
            <text:p>Nb conf</text:p>
          </table:table-cell>
          <table:table-cell table:style-name="ce5" office:value-type="string" calcext:value-type="string">
            <text:p>Temps (ml)</text:p>
          </table:table-cell>
          <table:table-cell table:style-name="ce5" office:value-type="string" calcext:value-type="string">
            <text:p>Ticks</text:p>
          </table:table-cell>
          <table:table-cell table:style-name="Default"/>
          <table:table-cell table:style-name="ce5" office:value-type="string" calcext:value-type="string">
            <text:p>Nb conf</text:p>
          </table:table-cell>
          <table:table-cell table:style-name="ce5" office:value-type="string" calcext:value-type="string">
            <text:p>Temps (ml)</text:p>
          </table:table-cell>
          <table:table-cell table:style-name="ce5" office:value-type="string" calcext:value-type="string">
            <text:p>Ticks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40287776" calcext:value-type="float">
            <text:p>340 287 77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70" calcext:value-type="float">
            <text:p>1 070</text:p>
          </table:table-cell>
          <table:table-cell office:value-type="float" office:value="3125680384" calcext:value-type="float">
            <text:p>3 125 680 384</text:p>
          </table:table-cell>
          <table:table-cell/>
          <table:table-cell office:value-type="float" office:value="32781" calcext:value-type="float">
            <text:p>32 781</text:p>
          </table:table-cell>
          <table:table-cell office:value-type="float" office:value="1051" calcext:value-type="float">
            <text:p>1 051</text:p>
          </table:table-cell>
          <table:table-cell office:value-type="float" office:value="3067975680" calcext:value-type="float">
            <text:p>3 067 975 680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81" calcext:value-type="float">
            <text:p>81</text:p>
          </table:table-cell>
          <table:table-cell office:value-type="float" office:value="238486032" calcext:value-type="float">
            <text:p>238 486 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29702144" calcext:value-type="float">
            <text:p>329 702 144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005" calcext:value-type="float">
            <text:p>1 005</text:p>
          </table:table-cell>
          <table:table-cell table:style-name="ce7" office:value-type="float" office:value="2936001536" calcext:value-type="float">
            <text:p>2 936 001 536</text:p>
          </table:table-cell>
          <table:table-cell/>
          <table:table-cell table:style-name="ce7" office:value-type="float" office:value="32781" calcext:value-type="float">
            <text:p>32 781</text:p>
          </table:table-cell>
          <table:table-cell table:style-name="ce7" office:value-type="float" office:value="1000" calcext:value-type="float">
            <text:p>1 000</text:p>
          </table:table-cell>
          <table:table-cell table:style-name="ce7" office:value-type="float" office:value="2919203840" calcext:value-type="float">
            <text:p>2 919 203 840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42184912" calcext:value-type="float">
            <text:p>242 184 91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38679616" calcext:value-type="float">
            <text:p>338 679 61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41" calcext:value-type="float">
            <text:p>1 141</text:p>
          </table:table-cell>
          <table:table-cell office:value-type="float" office:value="3331731456" calcext:value-type="float">
            <text:p>3 331 731 456</text:p>
          </table:table-cell>
          <table:table-cell/>
          <table:table-cell office:value-type="float" office:value="32773" calcext:value-type="float">
            <text:p>32 773</text:p>
          </table:table-cell>
          <table:table-cell office:value-type="float" office:value="923" calcext:value-type="float">
            <text:p>923</text:p>
          </table:table-cell>
          <table:table-cell office:value-type="float" office:value="2694654976" calcext:value-type="float">
            <text:p>2 694 654 976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78" calcext:value-type="float">
            <text:p>78</text:p>
          </table:table-cell>
          <table:table-cell office:value-type="float" office:value="230393632" calcext:value-type="float">
            <text:p>230 393 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338256480" calcext:value-type="float">
            <text:p>338 256 480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139" calcext:value-type="float">
            <text:p>1 139</text:p>
          </table:table-cell>
          <table:table-cell table:style-name="ce7" office:value-type="float" office:value="3325849856" calcext:value-type="float">
            <text:p>3 325 849 856</text:p>
          </table:table-cell>
          <table:table-cell/>
          <table:table-cell table:style-name="ce7" office:value-type="float" office:value="32766" calcext:value-type="float">
            <text:p>32 766</text:p>
          </table:table-cell>
          <table:table-cell table:style-name="ce7" office:value-type="float" office:value="895" calcext:value-type="float">
            <text:p>895</text:p>
          </table:table-cell>
          <table:table-cell table:style-name="ce7" office:value-type="float" office:value="2614274048" calcext:value-type="float">
            <text:p>2 614 274 048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61028032" calcext:value-type="float">
            <text:p>261 028 032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5" calcext:value-type="float">
            <text:p>115</text:p>
          </table:table-cell>
          <table:table-cell office:value-type="float" office:value="337990208" calcext:value-type="float">
            <text:p>337 990 208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00" calcext:value-type="float">
            <text:p>1 100</text:p>
          </table:table-cell>
          <table:table-cell office:value-type="float" office:value="3210542592" calcext:value-type="float">
            <text:p>3 210 542 592</text:p>
          </table:table-cell>
          <table:table-cell/>
          <table:table-cell office:value-type="float" office:value="32782" calcext:value-type="float">
            <text:p>32 782</text:p>
          </table:table-cell>
          <table:table-cell office:value-type="float" office:value="905" calcext:value-type="float">
            <text:p>905</text:p>
          </table:table-cell>
          <table:table-cell office:value-type="float" office:value="2643506688" calcext:value-type="float">
            <text:p>2 643 506 688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81" calcext:value-type="float">
            <text:p>81</text:p>
          </table:table-cell>
          <table:table-cell office:value-type="float" office:value="236990832" calcext:value-type="float">
            <text:p>236 990 8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348586880" calcext:value-type="float">
            <text:p>348 586 880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124" calcext:value-type="float">
            <text:p>1 124</text:p>
          </table:table-cell>
          <table:table-cell table:style-name="ce7" office:value-type="float" office:value="3282017792" calcext:value-type="float">
            <text:p>3 282 017 792</text:p>
          </table:table-cell>
          <table:table-cell/>
          <table:table-cell table:style-name="ce7" office:value-type="float" office:value="32765" calcext:value-type="float">
            <text:p>32 765</text:p>
          </table:table-cell>
          <table:table-cell table:style-name="ce7" office:value-type="float" office:value="924" calcext:value-type="float">
            <text:p>924</text:p>
          </table:table-cell>
          <table:table-cell table:style-name="ce7" office:value-type="float" office:value="2696862208" calcext:value-type="float">
            <text:p>2 696 862 208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257245776" calcext:value-type="float">
            <text:p>257 245 776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65535" calcext:value-type="float">
            <text:p>65 535</text:p>
          </table:table-cell>
          <table:table-cell office:value-type="float" office:value="120" calcext:value-type="float">
            <text:p>120</text:p>
          </table:table-cell>
          <table:table-cell office:value-type="float" office:value="350908384" calcext:value-type="float">
            <text:p>350 908 384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17" calcext:value-type="float">
            <text:p>1 117</text:p>
          </table:table-cell>
          <table:table-cell office:value-type="float" office:value="3260978176" calcext:value-type="float">
            <text:p>3 260 978 176</text:p>
          </table:table-cell>
          <table:table-cell/>
          <table:table-cell office:value-type="float" office:value="32706" calcext:value-type="float">
            <text:p>32 706</text:p>
          </table:table-cell>
          <table:table-cell office:value-type="float" office:value="937" calcext:value-type="float">
            <text:p>937</text:p>
          </table:table-cell>
          <table:table-cell office:value-type="float" office:value="2736145920" calcext:value-type="float">
            <text:p>2 736 145 920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88" calcext:value-type="float">
            <text:p>88</text:p>
          </table:table-cell>
          <table:table-cell office:value-type="float" office:value="257276864" calcext:value-type="float">
            <text:p>257 276 8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333677792" calcext:value-type="float">
            <text:p>333 677 792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152" calcext:value-type="float">
            <text:p>1 152</text:p>
          </table:table-cell>
          <table:table-cell table:style-name="ce7" office:value-type="float" office:value="3362349824" calcext:value-type="float">
            <text:p>3 362 349 824</text:p>
          </table:table-cell>
          <table:table-cell/>
          <table:table-cell table:style-name="ce7" office:value-type="float" office:value="32794" calcext:value-type="float">
            <text:p>32 794</text:p>
          </table:table-cell>
          <table:table-cell table:style-name="ce7" office:value-type="float" office:value="1110" calcext:value-type="float">
            <text:p>1 110</text:p>
          </table:table-cell>
          <table:table-cell table:style-name="ce7" office:value-type="float" office:value="3241892608" calcext:value-type="float">
            <text:p>3 241 892 608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35044656" calcext:value-type="float">
            <text:p>235 044 656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3828096" calcext:value-type="float">
            <text:p>333 828 09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36" calcext:value-type="float">
            <text:p>1 136</text:p>
          </table:table-cell>
          <table:table-cell office:value-type="float" office:value="3317543936" calcext:value-type="float">
            <text:p>3 317 543 936</text:p>
          </table:table-cell>
          <table:table-cell/>
          <table:table-cell office:value-type="float" office:value="32789" calcext:value-type="float">
            <text:p>32 789</text:p>
          </table:table-cell>
          <table:table-cell office:value-type="float" office:value="1013" calcext:value-type="float">
            <text:p>1 013</text:p>
          </table:table-cell>
          <table:table-cell office:value-type="float" office:value="2958557696" calcext:value-type="float">
            <text:p>2 958 557 696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81" calcext:value-type="float">
            <text:p>81</text:p>
          </table:table-cell>
          <table:table-cell office:value-type="float" office:value="237866704" calcext:value-type="float">
            <text:p>237 866 7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341448064" calcext:value-type="float">
            <text:p>341 448 064</text:p>
          </table:table-cell>
          <table:table-cell/>
          <table:table-cell table:style-name="ce7" office:value-type="float" office:value="65533" calcext:value-type="float">
            <text:p>65 533</text:p>
          </table:table-cell>
          <table:table-cell table:style-name="ce7" office:value-type="float" office:value="1131" calcext:value-type="float">
            <text:p>1 131</text:p>
          </table:table-cell>
          <table:table-cell table:style-name="ce7" office:value-type="float" office:value="3302341376" calcext:value-type="float">
            <text:p>3 302 341 376</text:p>
          </table:table-cell>
          <table:table-cell/>
          <table:table-cell table:style-name="ce7" office:value-type="float" office:value="32799" calcext:value-type="float">
            <text:p>32 799</text:p>
          </table:table-cell>
          <table:table-cell table:style-name="ce7" office:value-type="float" office:value="933" calcext:value-type="float">
            <text:p>933</text:p>
          </table:table-cell>
          <table:table-cell table:style-name="ce7" office:value-type="float" office:value="2723526912" calcext:value-type="float">
            <text:p>2 723 526 912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39575168" calcext:value-type="float">
            <text:p>239 575 168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5185632" calcext:value-type="float">
            <text:p>335 185 632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88" calcext:value-type="float">
            <text:p>1 088</text:p>
          </table:table-cell>
          <table:table-cell office:value-type="float" office:value="3177529600" calcext:value-type="float">
            <text:p>3 177 529 600</text:p>
          </table:table-cell>
          <table:table-cell/>
          <table:table-cell office:value-type="float" office:value="32683" calcext:value-type="float">
            <text:p>32 683</text:p>
          </table:table-cell>
          <table:table-cell office:value-type="float" office:value="1036" calcext:value-type="float">
            <text:p>1 036</text:p>
          </table:table-cell>
          <table:table-cell office:value-type="float" office:value="3026424832" calcext:value-type="float">
            <text:p>3 026 424 832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81" calcext:value-type="float">
            <text:p>81</text:p>
          </table:table-cell>
          <table:table-cell office:value-type="float" office:value="237162400" calcext:value-type="float">
            <text:p>237 162 4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339379488" calcext:value-type="float">
            <text:p>339 379 488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013" calcext:value-type="float">
            <text:p>1 013</text:p>
          </table:table-cell>
          <table:table-cell table:style-name="ce7" office:value-type="float" office:value="2957310976" calcext:value-type="float">
            <text:p>2 957 310 976</text:p>
          </table:table-cell>
          <table:table-cell/>
          <table:table-cell table:style-name="ce7" office:value-type="float" office:value="32787" calcext:value-type="float">
            <text:p>32 787</text:p>
          </table:table-cell>
          <table:table-cell table:style-name="ce7" office:value-type="float" office:value="989" calcext:value-type="float">
            <text:p>989</text:p>
          </table:table-cell>
          <table:table-cell table:style-name="ce7" office:value-type="float" office:value="2889310208" calcext:value-type="float">
            <text:p>2 889 310 208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42080864" calcext:value-type="float">
            <text:p>242 080 864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39778080" calcext:value-type="float">
            <text:p>339 778 080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24" calcext:value-type="float">
            <text:p>1 124</text:p>
          </table:table-cell>
          <table:table-cell office:value-type="float" office:value="3281346560" calcext:value-type="float">
            <text:p>3 281 346 560</text:p>
          </table:table-cell>
          <table:table-cell/>
          <table:table-cell office:value-type="float" office:value="32696" calcext:value-type="float">
            <text:p>32 696</text:p>
          </table:table-cell>
          <table:table-cell office:value-type="float" office:value="998" calcext:value-type="float">
            <text:p>998</text:p>
          </table:table-cell>
          <table:table-cell office:value-type="float" office:value="2915288064" calcext:value-type="float">
            <text:p>2 915 288 064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83" calcext:value-type="float">
            <text:p>83</text:p>
          </table:table-cell>
          <table:table-cell office:value-type="float" office:value="242477040" calcext:value-type="float">
            <text:p>242 477 0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346499296" calcext:value-type="float">
            <text:p>346 499 296</text:p>
          </table:table-cell>
          <table:table-cell/>
          <table:table-cell table:style-name="ce7" office:value-type="float" office:value="65532" calcext:value-type="float">
            <text:p>65 532</text:p>
          </table:table-cell>
          <table:table-cell table:style-name="ce7" office:value-type="float" office:value="1031" calcext:value-type="float">
            <text:p>1 031</text:p>
          </table:table-cell>
          <table:table-cell table:style-name="ce7" office:value-type="float" office:value="3010994944" calcext:value-type="float">
            <text:p>3 010 994 944</text:p>
          </table:table-cell>
          <table:table-cell/>
          <table:table-cell table:style-name="ce7" office:value-type="float" office:value="32776" calcext:value-type="float">
            <text:p>32 776</text:p>
          </table:table-cell>
          <table:table-cell table:style-name="ce7" office:value-type="float" office:value="987" calcext:value-type="float">
            <text:p>987</text:p>
          </table:table-cell>
          <table:table-cell table:style-name="ce7" office:value-type="float" office:value="2880813312" calcext:value-type="float">
            <text:p>2 880 813 312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247333744" calcext:value-type="float">
            <text:p>247 333 744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41162624" calcext:value-type="float">
            <text:p>341 162 624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09" calcext:value-type="float">
            <text:p>1 109</text:p>
          </table:table-cell>
          <table:table-cell office:value-type="float" office:value="3239247872" calcext:value-type="float">
            <text:p>3 239 247 872</text:p>
          </table:table-cell>
          <table:table-cell/>
          <table:table-cell office:value-type="float" office:value="32786" calcext:value-type="float">
            <text:p>32 786</text:p>
          </table:table-cell>
          <table:table-cell office:value-type="float" office:value="972" calcext:value-type="float">
            <text:p>972</text:p>
          </table:table-cell>
          <table:table-cell office:value-type="float" office:value="2839714560" calcext:value-type="float">
            <text:p>2 839 714 560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87" calcext:value-type="float">
            <text:p>87</text:p>
          </table:table-cell>
          <table:table-cell office:value-type="float" office:value="254799936" calcext:value-type="float">
            <text:p>254 799 9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63543616" calcext:value-type="float">
            <text:p>363 543 616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093" calcext:value-type="float">
            <text:p>1 093</text:p>
          </table:table-cell>
          <table:table-cell table:style-name="ce7" office:value-type="float" office:value="3191864832" calcext:value-type="float">
            <text:p>3 191 864 832</text:p>
          </table:table-cell>
          <table:table-cell/>
          <table:table-cell table:style-name="ce7" office:value-type="float" office:value="32751" calcext:value-type="float">
            <text:p>32 751</text:p>
          </table:table-cell>
          <table:table-cell table:style-name="ce7" office:value-type="float" office:value="973" calcext:value-type="float">
            <text:p>973</text:p>
          </table:table-cell>
          <table:table-cell table:style-name="ce7" office:value-type="float" office:value="2841551360" calcext:value-type="float">
            <text:p>2 841 551 360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40152480" calcext:value-type="float">
            <text:p>240 152 480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8" calcext:value-type="float">
            <text:p>118</text:p>
          </table:table-cell>
          <table:table-cell office:value-type="float" office:value="345936064" calcext:value-type="float">
            <text:p>345 936 064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15" calcext:value-type="float">
            <text:p>1 015</text:p>
          </table:table-cell>
          <table:table-cell office:value-type="float" office:value="2964360704" calcext:value-type="float">
            <text:p>2 964 360 704</text:p>
          </table:table-cell>
          <table:table-cell/>
          <table:table-cell office:value-type="float" office:value="32787" calcext:value-type="float">
            <text:p>32 787</text:p>
          </table:table-cell>
          <table:table-cell office:value-type="float" office:value="971" calcext:value-type="float">
            <text:p>971</text:p>
          </table:table-cell>
          <table:table-cell office:value-type="float" office:value="2835914496" calcext:value-type="float">
            <text:p>2 835 914 496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87" calcext:value-type="float">
            <text:p>87</text:p>
          </table:table-cell>
          <table:table-cell office:value-type="float" office:value="256102112" calcext:value-type="float">
            <text:p>256 102 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331263968" calcext:value-type="float">
            <text:p>331 263 968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016" calcext:value-type="float">
            <text:p>1 016</text:p>
          </table:table-cell>
          <table:table-cell table:style-name="ce7" office:value-type="float" office:value="2967594752" calcext:value-type="float">
            <text:p>2 967 594 752</text:p>
          </table:table-cell>
          <table:table-cell/>
          <table:table-cell table:style-name="ce7" office:value-type="float" office:value="32684" calcext:value-type="float">
            <text:p>32 684</text:p>
          </table:table-cell>
          <table:table-cell table:style-name="ce7" office:value-type="float" office:value="957" calcext:value-type="float">
            <text:p>957</text:p>
          </table:table-cell>
          <table:table-cell table:style-name="ce7" office:value-type="float" office:value="2795141376" calcext:value-type="float">
            <text:p>2 795 141 376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244254240" calcext:value-type="float">
            <text:p>244 254 240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3423936" calcext:value-type="float">
            <text:p>333 423 93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63" calcext:value-type="float">
            <text:p>1 063</text:p>
          </table:table-cell>
          <table:table-cell office:value-type="float" office:value="3105139712" calcext:value-type="float">
            <text:p>3 105 139 712</text:p>
          </table:table-cell>
          <table:table-cell/>
          <table:table-cell office:value-type="float" office:value="32774" calcext:value-type="float">
            <text:p>32 774</text:p>
          </table:table-cell>
          <table:table-cell office:value-type="float" office:value="1004" calcext:value-type="float">
            <text:p>1 004</text:p>
          </table:table-cell>
          <table:table-cell office:value-type="float" office:value="2931114752" calcext:value-type="float">
            <text:p>2 931 114 752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82" calcext:value-type="float">
            <text:p>82</text:p>
          </table:table-cell>
          <table:table-cell office:value-type="float" office:value="239543872" calcext:value-type="float">
            <text:p>239 543 8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333831200" calcext:value-type="float">
            <text:p>333 831 200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105" calcext:value-type="float">
            <text:p>1 105</text:p>
          </table:table-cell>
          <table:table-cell table:style-name="ce7" office:value-type="float" office:value="3227476736" calcext:value-type="float">
            <text:p>3 227 476 736</text:p>
          </table:table-cell>
          <table:table-cell/>
          <table:table-cell table:style-name="ce7" office:value-type="float" office:value="32771" calcext:value-type="float">
            <text:p>32 771</text:p>
          </table:table-cell>
          <table:table-cell table:style-name="ce7" office:value-type="float" office:value="1024" calcext:value-type="float">
            <text:p>1 024</text:p>
          </table:table-cell>
          <table:table-cell table:style-name="ce7" office:value-type="float" office:value="2990725120" calcext:value-type="float">
            <text:p>2 990 725 120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246325776" calcext:value-type="float">
            <text:p>246 325 776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5372704" calcext:value-type="float">
            <text:p>335 372 704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17" calcext:value-type="float">
            <text:p>1 017</text:p>
          </table:table-cell>
          <table:table-cell office:value-type="float" office:value="2969593088" calcext:value-type="float">
            <text:p>2 969 593 088</text:p>
          </table:table-cell>
          <table:table-cell/>
          <table:table-cell office:value-type="float" office:value="32738" calcext:value-type="float">
            <text:p>32 738</text:p>
          </table:table-cell>
          <table:table-cell office:value-type="float" office:value="989" calcext:value-type="float">
            <text:p>989</text:p>
          </table:table-cell>
          <table:table-cell office:value-type="float" office:value="2888822016" calcext:value-type="float">
            <text:p>2 888 822 016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82" calcext:value-type="float">
            <text:p>82</text:p>
          </table:table-cell>
          <table:table-cell office:value-type="float" office:value="242114144" calcext:value-type="float">
            <text:p>242 114 1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339282400" calcext:value-type="float">
            <text:p>339 282 400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150" calcext:value-type="float">
            <text:p>1 150</text:p>
          </table:table-cell>
          <table:table-cell table:style-name="ce7" office:value-type="float" office:value="3356460032" calcext:value-type="float">
            <text:p>3 356 460 032</text:p>
          </table:table-cell>
          <table:table-cell/>
          <table:table-cell table:style-name="ce7" office:value-type="float" office:value="32786" calcext:value-type="float">
            <text:p>32 786</text:p>
          </table:table-cell>
          <table:table-cell table:style-name="ce7" office:value-type="float" office:value="1031" calcext:value-type="float">
            <text:p>1 031</text:p>
          </table:table-cell>
          <table:table-cell table:style-name="ce7" office:value-type="float" office:value="3010598400" calcext:value-type="float">
            <text:p>3 010 598 400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243335184" calcext:value-type="float">
            <text:p>243 335 184</text:p>
          </table:table-cell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7" calcext:value-type="float">
            <text:p>117</text:p>
          </table:table-cell>
          <table:table-cell office:value-type="float" office:value="343638112" calcext:value-type="float">
            <text:p>343 638 112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93" calcext:value-type="float">
            <text:p>1 093</text:p>
          </table:table-cell>
          <table:table-cell office:value-type="float" office:value="3189952000" calcext:value-type="float">
            <text:p>3 189 952 000</text:p>
          </table:table-cell>
          <table:table-cell/>
          <table:table-cell office:value-type="float" office:value="32660" calcext:value-type="float">
            <text:p>32 660</text:p>
          </table:table-cell>
          <table:table-cell office:value-type="float" office:value="1004" calcext:value-type="float">
            <text:p>1 004</text:p>
          </table:table-cell>
          <table:table-cell office:value-type="float" office:value="2930988800" calcext:value-type="float">
            <text:p>2 930 988 800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82" calcext:value-type="float">
            <text:p>82</text:p>
          </table:table-cell>
          <table:table-cell office:value-type="float" office:value="241570080" calcext:value-type="float">
            <text:p>241 570 0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335858304" calcext:value-type="float">
            <text:p>335 858 304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104" calcext:value-type="float">
            <text:p>1 104</text:p>
          </table:table-cell>
          <table:table-cell table:style-name="ce7" office:value-type="float" office:value="3224382208" calcext:value-type="float">
            <text:p>3 224 382 208</text:p>
          </table:table-cell>
          <table:table-cell/>
          <table:table-cell table:style-name="ce7" office:value-type="float" office:value="32695" calcext:value-type="float">
            <text:p>32 695</text:p>
          </table:table-cell>
          <table:table-cell table:style-name="ce7" office:value-type="float" office:value="968" calcext:value-type="float">
            <text:p>968</text:p>
          </table:table-cell>
          <table:table-cell table:style-name="ce7" office:value-type="float" office:value="2827884032" calcext:value-type="float">
            <text:p>2 827 884 032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40677568" calcext:value-type="float">
            <text:p>240 677 568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38982272" calcext:value-type="float">
            <text:p>338 982 272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15" calcext:value-type="float">
            <text:p>1 115</text:p>
          </table:table-cell>
          <table:table-cell office:value-type="float" office:value="3254494208" calcext:value-type="float">
            <text:p>3 254 494 208</text:p>
          </table:table-cell>
          <table:table-cell/>
          <table:table-cell office:value-type="float" office:value="32793" calcext:value-type="float">
            <text:p>32 793</text:p>
          </table:table-cell>
          <table:table-cell office:value-type="float" office:value="985" calcext:value-type="float">
            <text:p>985</text:p>
          </table:table-cell>
          <table:table-cell office:value-type="float" office:value="2876535296" calcext:value-type="float">
            <text:p>2 876 535 296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85" calcext:value-type="float">
            <text:p>85</text:p>
          </table:table-cell>
          <table:table-cell office:value-type="float" office:value="250949280" calcext:value-type="float">
            <text:p>250 949 2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334751744" calcext:value-type="float">
            <text:p>334 751 744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046" calcext:value-type="float">
            <text:p>1 046</text:p>
          </table:table-cell>
          <table:table-cell table:style-name="ce7" office:value-type="float" office:value="3055127296" calcext:value-type="float">
            <text:p>3 055 127 296</text:p>
          </table:table-cell>
          <table:table-cell/>
          <table:table-cell table:style-name="ce7" office:value-type="float" office:value="32759" calcext:value-type="float">
            <text:p>32 759</text:p>
          </table:table-cell>
          <table:table-cell table:style-name="ce7" office:value-type="float" office:value="1028" calcext:value-type="float">
            <text:p>1 028</text:p>
          </table:table-cell>
          <table:table-cell table:style-name="ce7" office:value-type="float" office:value="3002929408" calcext:value-type="float">
            <text:p>3 002 929 408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40913264" calcext:value-type="float">
            <text:p>240 913 264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3606816" calcext:value-type="float">
            <text:p>333 606 81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25" calcext:value-type="float">
            <text:p>1 125</text:p>
          </table:table-cell>
          <table:table-cell office:value-type="float" office:value="3284787200" calcext:value-type="float">
            <text:p>3 284 787 200</text:p>
          </table:table-cell>
          <table:table-cell/>
          <table:table-cell office:value-type="float" office:value="32727" calcext:value-type="float">
            <text:p>32 727</text:p>
          </table:table-cell>
          <table:table-cell office:value-type="float" office:value="1061" calcext:value-type="float">
            <text:p>1 061</text:p>
          </table:table-cell>
          <table:table-cell office:value-type="float" office:value="3099405312" calcext:value-type="float">
            <text:p>3 099 405 312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84" calcext:value-type="float">
            <text:p>84</text:p>
          </table:table-cell>
          <table:table-cell office:value-type="float" office:value="247039984" calcext:value-type="float">
            <text:p>247 039 9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338682336" calcext:value-type="float">
            <text:p>338 682 336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040" calcext:value-type="float">
            <text:p>1 040</text:p>
          </table:table-cell>
          <table:table-cell table:style-name="ce7" office:value-type="float" office:value="3036552960" calcext:value-type="float">
            <text:p>3 036 552 960</text:p>
          </table:table-cell>
          <table:table-cell/>
          <table:table-cell table:style-name="ce7" office:value-type="float" office:value="32767" calcext:value-type="float">
            <text:p>32 767</text:p>
          </table:table-cell>
          <table:table-cell table:style-name="ce7" office:value-type="float" office:value="1059" calcext:value-type="float">
            <text:p>1 059</text:p>
          </table:table-cell>
          <table:table-cell table:style-name="ce7" office:value-type="float" office:value="3092676096" calcext:value-type="float">
            <text:p>3 092 676 096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245081424" calcext:value-type="float">
            <text:p>245 081 424</text:p>
          </table:table-cell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39571296" calcext:value-type="float">
            <text:p>339 571 29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88" calcext:value-type="float">
            <text:p>1 088</text:p>
          </table:table-cell>
          <table:table-cell office:value-type="float" office:value="3176239872" calcext:value-type="float">
            <text:p>3 176 239 872</text:p>
          </table:table-cell>
          <table:table-cell/>
          <table:table-cell office:value-type="float" office:value="32792" calcext:value-type="float">
            <text:p>32 792</text:p>
          </table:table-cell>
          <table:table-cell office:value-type="float" office:value="930" calcext:value-type="float">
            <text:p>930</text:p>
          </table:table-cell>
          <table:table-cell office:value-type="float" office:value="2716951552" calcext:value-type="float">
            <text:p>2 716 951 552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86" calcext:value-type="float">
            <text:p>86</text:p>
          </table:table-cell>
          <table:table-cell office:value-type="float" office:value="252690288" calcext:value-type="float">
            <text:p>252 690 2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335431136" calcext:value-type="float">
            <text:p>335 431 136</text:p>
          </table:table-cell>
          <table:table-cell/>
          <table:table-cell table:style-name="ce7" office:value-type="float" office:value="65534" calcext:value-type="float">
            <text:p>65 534</text:p>
          </table:table-cell>
          <table:table-cell table:style-name="ce7" office:value-type="float" office:value="1146" calcext:value-type="float">
            <text:p>1 146</text:p>
          </table:table-cell>
          <table:table-cell table:style-name="ce7" office:value-type="float" office:value="3347137536" calcext:value-type="float">
            <text:p>3 347 137 536</text:p>
          </table:table-cell>
          <table:table-cell/>
          <table:table-cell table:style-name="ce7" office:value-type="float" office:value="32745" calcext:value-type="float">
            <text:p>32 745</text:p>
          </table:table-cell>
          <table:table-cell table:style-name="ce7" office:value-type="float" office:value="942" calcext:value-type="float">
            <text:p>942</text:p>
          </table:table-cell>
          <table:table-cell table:style-name="ce7" office:value-type="float" office:value="2752009472" calcext:value-type="float">
            <text:p>2 752 009 472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60527232" calcext:value-type="float">
            <text:p>260 527 232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office:value-type="float" office:value="65535" calcext:value-type="float">
            <text:p>65 535</text:p>
          </table:table-cell>
          <table:table-cell office:value-type="float" office:value="121" calcext:value-type="float">
            <text:p>121</text:p>
          </table:table-cell>
          <table:table-cell office:value-type="float" office:value="353341056" calcext:value-type="float">
            <text:p>353 341 056</text:p>
          </table:table-cell>
          <table:table-cell/>
          <table:table-cell office:value-type="float" office:value="65532" calcext:value-type="float">
            <text:p>65 532</text:p>
          </table:table-cell>
          <table:table-cell office:value-type="float" office:value="1041" calcext:value-type="float">
            <text:p>1 041</text:p>
          </table:table-cell>
          <table:table-cell office:value-type="float" office:value="3040873216" calcext:value-type="float">
            <text:p>3 040 873 216</text:p>
          </table:table-cell>
          <table:table-cell/>
          <table:table-cell office:value-type="float" office:value="32681" calcext:value-type="float">
            <text:p>32 681</text:p>
          </table:table-cell>
          <table:table-cell office:value-type="float" office:value="948" calcext:value-type="float">
            <text:p>948</text:p>
          </table:table-cell>
          <table:table-cell office:value-type="float" office:value="2768375808" calcext:value-type="float">
            <text:p>2 768 375 808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88" calcext:value-type="float">
            <text:p>88</text:p>
          </table:table-cell>
          <table:table-cell office:value-type="float" office:value="259460640" calcext:value-type="float">
            <text:p>259 460 640</text:p>
          </table:table-cell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9"/>
          <table:table-cell table:style-name="ce1"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Moyenne</text:p>
          </table:table-cell>
          <table:table-cell table:style-name="ce8" table:formula="of:=AVERAGE([.B4:.B34])" office:value-type="float" office:value="65535" calcext:value-type="float">
            <text:p>65 535,00</text:p>
          </table:table-cell>
          <table:table-cell table:style-name="ce8" table:formula="of:=AVERAGE([.C4:.C34])" office:value-type="float" office:value="115.903225806452" calcext:value-type="float">
            <text:p>115,90</text:p>
          </table:table-cell>
          <table:table-cell table:style-name="ce8" table:formula="of:=AVERAGE([.D4:.D34])" office:value-type="float" office:value="339738307.096774" calcext:value-type="float">
            <text:p>339 738 307,10</text:p>
          </table:table-cell>
          <table:table-cell table:style-name="ce11"/>
          <table:table-cell table:style-name="ce8" table:formula="of:=AVERAGE([.F4:.F34])" office:value-type="float" office:value="65533.8387096774" calcext:value-type="float">
            <text:p>65 533,84</text:p>
          </table:table-cell>
          <table:table-cell table:style-name="ce8" table:formula="of:=AVERAGE([.G4:.G34])" office:value-type="float" office:value="1088.29032258065" calcext:value-type="float">
            <text:p>1 088,29</text:p>
          </table:table-cell>
          <table:table-cell table:style-name="ce8" table:formula="of:=AVERAGE([.H4:.H34])" office:value-type="float" office:value="3177854942.96774" calcext:value-type="float">
            <text:p>3 177 854 942,97</text:p>
          </table:table-cell>
          <table:table-cell table:style-name="ce11"/>
          <table:table-cell table:style-name="ce8" table:formula="of:=AVERAGE([.J4:.J34])" office:value-type="float" office:value="32754" calcext:value-type="float">
            <text:p>32 754,00</text:p>
          </table:table-cell>
          <table:table-cell table:style-name="ce8" table:formula="of:=AVERAGE([.K4:.K34])" office:value-type="float" office:value="985.387096774194" calcext:value-type="float">
            <text:p>985,39</text:p>
          </table:table-cell>
          <table:table-cell table:style-name="ce8" table:formula="of:=AVERAGE([.L4:.L34])" office:value-type="float" office:value="2877734672.51613" calcext:value-type="float">
            <text:p>2 877 734 672,52</text:p>
          </table:table-cell>
          <table:table-cell table:style-name="ce12"/>
          <table:table-cell table:style-name="ce8" table:formula="of:=AVERAGE([.N4:.N34])" office:value-type="float" office:value="65535" calcext:value-type="float">
            <text:p>65 535,00</text:p>
          </table:table-cell>
          <table:table-cell table:style-name="ce8" table:formula="of:=AVERAGE([.O4:.O34])" office:value-type="float" office:value="83.5806451612903" calcext:value-type="float">
            <text:p>83,58</text:p>
          </table:table-cell>
          <table:table-cell table:style-name="ce8" table:formula="of:=AVERAGE([.P4:.P34])" office:value-type="float" office:value="245505940.645161" calcext:value-type="float">
            <text:p>245 505 940,65</text:p>
          </table:table-cell>
        </table:table-row>
        <table:table-row table:style-name="ro1">
          <table:table-cell office:value-type="string" calcext:value-type="string">
            <text:p>Ecart Type</text:p>
          </table:table-cell>
          <table:table-cell table:style-name="ce8" table:formula="of:=STDEV([.B4:.B34])" office:value-type="float" office:value="0" calcext:value-type="float">
            <text:p>0,00</text:p>
          </table:table-cell>
          <table:table-cell table:style-name="ce8" table:formula="of:=STDEV([.C4:.C34])" office:value-type="float" office:value="2.49472561897666" calcext:value-type="float">
            <text:p>2,49</text:p>
          </table:table-cell>
          <table:table-cell table:style-name="ce8" table:formula="of:=STDEV([.D4:.D34])" office:value-type="float" office:value="7124191.68178545" calcext:value-type="float">
            <text:p>7 124 191,68</text:p>
          </table:table-cell>
          <table:table-cell table:style-name="ce12"/>
          <table:table-cell table:style-name="ce8" table:formula="of:=STDEV([.F4:.F34])" office:value-type="float" office:value="0.522607194334227" calcext:value-type="float">
            <text:p>0,52</text:p>
          </table:table-cell>
          <table:table-cell table:style-name="ce8" table:formula="of:=STDEV([.G4:.G34])" office:value-type="float" office:value="46.9462057738337" calcext:value-type="float">
            <text:p>46,95</text:p>
          </table:table-cell>
          <table:table-cell table:style-name="ce8" table:formula="of:=STDEV([.H4:.H34])" office:value-type="float" office:value="136712861.967623" calcext:value-type="float">
            <text:p>136 712 861,97</text:p>
          </table:table-cell>
          <table:table-cell table:style-name="ce12"/>
          <table:table-cell table:style-name="ce8" table:formula="of:=STDEV([.J4:.J34])" office:value-type="float" office:value="41.071482401621" calcext:value-type="float">
            <text:p>41,07</text:p>
          </table:table-cell>
          <table:table-cell table:style-name="ce8" table:formula="of:=STDEV([.K4:.K34])" office:value-type="float" office:value="50.3816616236204" calcext:value-type="float">
            <text:p>50,38</text:p>
          </table:table-cell>
          <table:table-cell table:style-name="ce8" table:formula="of:=STDEV([.L4:.L34])" office:value-type="float" office:value="147164366.051131" calcext:value-type="float">
            <text:p>147 164 366,05</text:p>
          </table:table-cell>
          <table:table-cell table:style-name="ce12"/>
          <table:table-cell table:style-name="ce8" table:formula="of:=STDEV([.N4:.N34])" office:value-type="float" office:value="0" calcext:value-type="float">
            <text:p>0,00</text:p>
          </table:table-cell>
          <table:table-cell table:style-name="ce8" table:formula="of:=STDEV([.O4:.O34])" office:value-type="float" office:value="2.84925947745944" calcext:value-type="float">
            <text:p>2,85</text:p>
          </table:table-cell>
          <table:table-cell table:style-name="ce8" table:formula="of:=STDEV([.P4:.P34])" office:value-type="float" office:value="8207128.45616951" calcext:value-type="float">
            <text:p>8 207 128,46</text:p>
          </table:table-cell>
        </table:table-row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ce1" office:value-type="string" calcext:value-type="string" table:number-columns-spanned="16" table:number-rows-spanned="1">
            <text:p>Nombre de variables : 30</text:p>
          </table:table-cell>
          <table:covered-table-cell table:style-name="ce2"/>
          <table:covered-table-cell table:number-columns-repeated="2" table:style-name="ce1"/>
          <table:covered-table-cell table:style-name="ce19"/>
          <table:covered-table-cell table:style-name="ce2"/>
          <table:covered-table-cell table:number-columns-repeated="2" table:style-name="ce1"/>
          <table:covered-table-cell table:style-name="ce19"/>
          <table:covered-table-cell table:style-name="ce2"/>
          <table:covered-table-cell table:number-columns-repeated="2" table:style-name="ce1"/>
          <table:covered-table-cell table:style-name="Default"/>
          <table:covered-table-cell table:style-name="ce2"/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Modules utilisés</text:p>
          </table:table-cell>
          <table:table-cell table:style-name="ce5" office:value-type="string" calcext:value-type="string" table:number-columns-spanned="3" table:number-rows-spanned="1">
            <text:p>sub+xorset</text:p>
          </table:table-cell>
          <table:covered-table-cell table:number-columns-repeated="2" table:style-name="ce1"/>
          <table:table-cell table:style-name="ce9"/>
          <table:table-cell table:style-name="ce5" office:value-type="string" calcext:value-type="string" table:number-columns-spanned="3" table:number-rows-spanned="1">
            <text:p>sub+xorset+xorgauss</text:p>
          </table:table-cell>
          <table:covered-table-cell table:number-columns-repeated="2" table:style-name="ce1"/>
          <table:table-cell table:style-name="ce9"/>
          <table:table-cell table:style-name="ce5" office:value-type="string" calcext:value-type="string" table:number-columns-spanned="3" table:number-rows-spanned="1">
            <text:p>sub+xorset+xorgauss_enhance</text:p>
          </table:table-cell>
          <table:covered-table-cell table:number-columns-repeated="2" table:style-name="ce1"/>
          <table:table-cell table:style-name="ce26"/>
          <table:table-cell table:style-name="ce5" office:value-type="string" calcext:value-type="string" table:number-columns-spanned="3" table:number-rows-spanned="1">
            <text:p>cnf+xorset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 calcext:value-type="string">
            <text:p>Seed</text:p>
          </table:table-cell>
          <table:table-cell table:style-name="ce5" office:value-type="string" calcext:value-type="string">
            <text:p>Nb conf</text:p>
          </table:table-cell>
          <table:table-cell table:style-name="ce5" office:value-type="string" calcext:value-type="string">
            <text:p>Temps (ml)</text:p>
          </table:table-cell>
          <table:table-cell table:style-name="ce5" office:value-type="string" calcext:value-type="string">
            <text:p>Ticks</text:p>
          </table:table-cell>
          <table:table-cell table:style-name="ce9"/>
          <table:table-cell table:style-name="ce5" office:value-type="string" calcext:value-type="string">
            <text:p>Nb conf</text:p>
          </table:table-cell>
          <table:table-cell table:style-name="ce5" office:value-type="string" calcext:value-type="string">
            <text:p>Temps (ml)</text:p>
          </table:table-cell>
          <table:table-cell table:style-name="ce5" office:value-type="string" calcext:value-type="string">
            <text:p>Ticks</text:p>
          </table:table-cell>
          <table:table-cell table:style-name="ce9"/>
          <table:table-cell table:style-name="ce5" office:value-type="string" calcext:value-type="string">
            <text:p>Nb conf</text:p>
          </table:table-cell>
          <table:table-cell table:style-name="ce5" office:value-type="string" calcext:value-type="string">
            <text:p>Temps (ml)</text:p>
          </table:table-cell>
          <table:table-cell table:style-name="ce5" office:value-type="string" calcext:value-type="string">
            <text:p>Ticks</text:p>
          </table:table-cell>
          <table:table-cell table:style-name="ce26"/>
          <table:table-cell table:style-name="ce5" office:value-type="string" calcext:value-type="string">
            <text:p>Nb conf</text:p>
          </table:table-cell>
          <table:table-cell table:style-name="ce5" office:value-type="string" calcext:value-type="string">
            <text:p>Temps (ml)</text:p>
          </table:table-cell>
          <table:table-cell table:style-name="ce5" office:value-type="string" calcext:value-type="string">
            <text:p>Ticks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65535" calcext:value-type="float">
            <text:p>65 535</text:p>
          </table:table-cell>
          <table:table-cell office:value-type="float" office:value="155" calcext:value-type="float">
            <text:p>155</text:p>
          </table:table-cell>
          <table:table-cell office:value-type="float" office:value="453194496" calcext:value-type="float">
            <text:p>453 194 496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1380" calcext:value-type="float">
            <text:p>1 380</text:p>
          </table:table-cell>
          <table:table-cell office:value-type="float" office:value="4029464064" calcext:value-type="float">
            <text:p>4 029 464 064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2480" calcext:value-type="float">
            <text:p>2 480</text:p>
          </table:table-cell>
          <table:table-cell office:value-type="float" office:value="7240031744" calcext:value-type="float">
            <text:p>7 240 031 744</text:p>
          </table:table-cell>
          <table:table-cell table:style-name="ce10"/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39711616" calcext:value-type="float">
            <text:p>339 711 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456764224" calcext:value-type="float">
            <text:p>456 764 224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426" calcext:value-type="float">
            <text:p>1 426</text:p>
          </table:table-cell>
          <table:table-cell table:style-name="ce7" office:value-type="float" office:value="4164056576" calcext:value-type="float">
            <text:p>4 164 056 576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2836" calcext:value-type="float">
            <text:p>2 836</text:p>
          </table:table-cell>
          <table:table-cell table:style-name="ce7" office:value-type="float" office:value="8279909376" calcext:value-type="float">
            <text:p>8 279 909 376</text:p>
          </table:table-cell>
          <table:table-cell table:style-name="ce10"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324913664" calcext:value-type="float">
            <text:p>324 913 66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65535" calcext:value-type="float">
            <text:p>65 535</text:p>
          </table:table-cell>
          <table:table-cell office:value-type="float" office:value="152" calcext:value-type="float">
            <text:p>152</text:p>
          </table:table-cell>
          <table:table-cell office:value-type="float" office:value="445088320" calcext:value-type="float">
            <text:p>445 088 320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1494" calcext:value-type="float">
            <text:p>1 494</text:p>
          </table:table-cell>
          <table:table-cell office:value-type="float" office:value="4362549760" calcext:value-type="float">
            <text:p>4 362 549 760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2589" calcext:value-type="float">
            <text:p>2 589</text:p>
          </table:table-cell>
          <table:table-cell office:value-type="float" office:value="7558221824" calcext:value-type="float">
            <text:p>7 558 221 824</text:p>
          </table:table-cell>
          <table:table-cell table:style-name="ce10"/>
          <table:table-cell office:value-type="float" office:value="65535" calcext:value-type="float">
            <text:p>65 535</text:p>
          </table:table-cell>
          <table:table-cell office:value-type="float" office:value="110" calcext:value-type="float">
            <text:p>110</text:p>
          </table:table-cell>
          <table:table-cell office:value-type="float" office:value="322485696" calcext:value-type="float">
            <text:p>322 485 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444510624" calcext:value-type="float">
            <text:p>444 510 624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423" calcext:value-type="float">
            <text:p>1 423</text:p>
          </table:table-cell>
          <table:table-cell table:style-name="ce7" office:value-type="float" office:value="4154885120" calcext:value-type="float">
            <text:p>4 154 885 120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2536" calcext:value-type="float">
            <text:p>2 536</text:p>
          </table:table-cell>
          <table:table-cell table:style-name="ce7" office:value-type="float" office:value="7402437120" calcext:value-type="float">
            <text:p>7 402 437 120</text:p>
          </table:table-cell>
          <table:table-cell table:style-name="ce10"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333290912" calcext:value-type="float">
            <text:p>333 290 912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65535" calcext:value-type="float">
            <text:p>65 535</text:p>
          </table:table-cell>
          <table:table-cell office:value-type="float" office:value="157" calcext:value-type="float">
            <text:p>157</text:p>
          </table:table-cell>
          <table:table-cell office:value-type="float" office:value="459832640" calcext:value-type="float">
            <text:p>459 832 640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1491" calcext:value-type="float">
            <text:p>1 491</text:p>
          </table:table-cell>
          <table:table-cell office:value-type="float" office:value="4353108480" calcext:value-type="float">
            <text:p>4 353 108 480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2596" calcext:value-type="float">
            <text:p>2 596</text:p>
          </table:table-cell>
          <table:table-cell office:value-type="float" office:value="7577267712" calcext:value-type="float">
            <text:p>7 577 267 712</text:p>
          </table:table-cell>
          <table:table-cell table:style-name="ce10"/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3899616" calcext:value-type="float">
            <text:p>333 899 6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442784672" calcext:value-type="float">
            <text:p>442 784 672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432" calcext:value-type="float">
            <text:p>1 432</text:p>
          </table:table-cell>
          <table:table-cell table:style-name="ce7" office:value-type="float" office:value="4180873984" calcext:value-type="float">
            <text:p>4 180 873 984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2592" calcext:value-type="float">
            <text:p>2 592</text:p>
          </table:table-cell>
          <table:table-cell table:style-name="ce7" office:value-type="float" office:value="7567322624" calcext:value-type="float">
            <text:p>7 567 322 624</text:p>
          </table:table-cell>
          <table:table-cell table:style-name="ce10"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335531520" calcext:value-type="float">
            <text:p>335 531 520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65535" calcext:value-type="float">
            <text:p>65 535</text:p>
          </table:table-cell>
          <table:table-cell office:value-type="float" office:value="150" calcext:value-type="float">
            <text:p>150</text:p>
          </table:table-cell>
          <table:table-cell office:value-type="float" office:value="438564192" calcext:value-type="float">
            <text:p>438 564 192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1497" calcext:value-type="float">
            <text:p>1 497</text:p>
          </table:table-cell>
          <table:table-cell office:value-type="float" office:value="4370374656" calcext:value-type="float">
            <text:p>4 370 374 656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2520" calcext:value-type="float">
            <text:p>2 520</text:p>
          </table:table-cell>
          <table:table-cell office:value-type="float" office:value="7357099008" calcext:value-type="float">
            <text:p>7 357 099 008</text:p>
          </table:table-cell>
          <table:table-cell table:style-name="ce10"/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4706208" calcext:value-type="float">
            <text:p>334 706 2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449489952" calcext:value-type="float">
            <text:p>449 489 952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414" calcext:value-type="float">
            <text:p>1 414</text:p>
          </table:table-cell>
          <table:table-cell table:style-name="ce7" office:value-type="float" office:value="4128659456" calcext:value-type="float">
            <text:p>4 128 659 456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2876" calcext:value-type="float">
            <text:p>2 876</text:p>
          </table:table-cell>
          <table:table-cell table:style-name="ce7" office:value-type="float" office:value="8396410368" calcext:value-type="float">
            <text:p>8 396 410 368</text:p>
          </table:table-cell>
          <table:table-cell table:style-name="ce10"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330645920" calcext:value-type="float">
            <text:p>330 645 920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65535" calcext:value-type="float">
            <text:p>65 535</text:p>
          </table:table-cell>
          <table:table-cell office:value-type="float" office:value="153" calcext:value-type="float">
            <text:p>153</text:p>
          </table:table-cell>
          <table:table-cell office:value-type="float" office:value="447059520" calcext:value-type="float">
            <text:p>447 059 520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1492" calcext:value-type="float">
            <text:p>1 492</text:p>
          </table:table-cell>
          <table:table-cell office:value-type="float" office:value="4356516352" calcext:value-type="float">
            <text:p>4 356 516 352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2808" calcext:value-type="float">
            <text:p>2 808</text:p>
          </table:table-cell>
          <table:table-cell office:value-type="float" office:value="8197154816" calcext:value-type="float">
            <text:p>8 197 154 816</text:p>
          </table:table-cell>
          <table:table-cell table:style-name="ce10"/>
          <table:table-cell office:value-type="float" office:value="65535" calcext:value-type="float">
            <text:p>65 535</text:p>
          </table:table-cell>
          <table:table-cell office:value-type="float" office:value="113" calcext:value-type="float">
            <text:p>113</text:p>
          </table:table-cell>
          <table:table-cell office:value-type="float" office:value="331796192" calcext:value-type="float">
            <text:p>331 796 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444628448" calcext:value-type="float">
            <text:p>444 628 448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493" calcext:value-type="float">
            <text:p>1 493</text:p>
          </table:table-cell>
          <table:table-cell table:style-name="ce7" office:value-type="float" office:value="4358917120" calcext:value-type="float">
            <text:p>4 358 917 120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2747" calcext:value-type="float">
            <text:p>2 747</text:p>
          </table:table-cell>
          <table:table-cell table:style-name="ce7" office:value-type="float" office:value="8020063744" calcext:value-type="float">
            <text:p>8 020 063 744</text:p>
          </table:table-cell>
          <table:table-cell table:style-name="ce10"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334495136" calcext:value-type="float">
            <text:p>334 495 136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65535" calcext:value-type="float">
            <text:p>65 535</text:p>
          </table:table-cell>
          <table:table-cell office:value-type="float" office:value="151" calcext:value-type="float">
            <text:p>151</text:p>
          </table:table-cell>
          <table:table-cell office:value-type="float" office:value="442897184" calcext:value-type="float">
            <text:p>442 897 184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1391" calcext:value-type="float">
            <text:p>1 391</text:p>
          </table:table-cell>
          <table:table-cell office:value-type="float" office:value="4061080832" calcext:value-type="float">
            <text:p>4 061 080 832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2430" calcext:value-type="float">
            <text:p>2 430</text:p>
          </table:table-cell>
          <table:table-cell office:value-type="float" office:value="7092476928" calcext:value-type="float">
            <text:p>7 092 476 928</text:p>
          </table:table-cell>
          <table:table-cell table:style-name="ce10"/>
          <table:table-cell office:value-type="float" office:value="65535" calcext:value-type="float">
            <text:p>65 535</text:p>
          </table:table-cell>
          <table:table-cell office:value-type="float" office:value="108" calcext:value-type="float">
            <text:p>108</text:p>
          </table:table-cell>
          <table:table-cell office:value-type="float" office:value="317740928" calcext:value-type="float">
            <text:p>317 740 9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447009952" calcext:value-type="float">
            <text:p>447 009 952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468" calcext:value-type="float">
            <text:p>1 468</text:p>
          </table:table-cell>
          <table:table-cell table:style-name="ce7" office:value-type="float" office:value="4285828608" calcext:value-type="float">
            <text:p>4 285 828 608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2536" calcext:value-type="float">
            <text:p>2 536</text:p>
          </table:table-cell>
          <table:table-cell table:style-name="ce7" office:value-type="float" office:value="7401761792" calcext:value-type="float">
            <text:p>7 401 761 792</text:p>
          </table:table-cell>
          <table:table-cell table:style-name="ce10"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332547520" calcext:value-type="float">
            <text:p>332 547 520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float" office:value="65535" calcext:value-type="float">
            <text:p>65 535</text:p>
          </table:table-cell>
          <table:table-cell office:value-type="float" office:value="158" calcext:value-type="float">
            <text:p>158</text:p>
          </table:table-cell>
          <table:table-cell office:value-type="float" office:value="463732288" calcext:value-type="float">
            <text:p>463 732 288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1377" calcext:value-type="float">
            <text:p>1 377</text:p>
          </table:table-cell>
          <table:table-cell office:value-type="float" office:value="4018909440" calcext:value-type="float">
            <text:p>4 018 909 440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2551" calcext:value-type="float">
            <text:p>2 551</text:p>
          </table:table-cell>
          <table:table-cell office:value-type="float" office:value="7445399552" calcext:value-type="float">
            <text:p>7 445 399 552</text:p>
          </table:table-cell>
          <table:table-cell table:style-name="ce10"/>
          <table:table-cell office:value-type="float" office:value="65535" calcext:value-type="float">
            <text:p>65 535</text:p>
          </table:table-cell>
          <table:table-cell office:value-type="float" office:value="121" calcext:value-type="float">
            <text:p>121</text:p>
          </table:table-cell>
          <table:table-cell office:value-type="float" office:value="355392704" calcext:value-type="float">
            <text:p>355 392 7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446122848" calcext:value-type="float">
            <text:p>446 122 848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394" calcext:value-type="float">
            <text:p>1 394</text:p>
          </table:table-cell>
          <table:table-cell table:style-name="ce7" office:value-type="float" office:value="4068989440" calcext:value-type="float">
            <text:p>4 068 989 440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2561" calcext:value-type="float">
            <text:p>2 561</text:p>
          </table:table-cell>
          <table:table-cell table:style-name="ce7" office:value-type="float" office:value="7476586496" calcext:value-type="float">
            <text:p>7 476 586 496</text:p>
          </table:table-cell>
          <table:table-cell table:style-name="ce10"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344643168" calcext:value-type="float">
            <text:p>344 643 168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float" office:value="65535" calcext:value-type="float">
            <text:p>65 535</text:p>
          </table:table-cell>
          <table:table-cell office:value-type="float" office:value="150" calcext:value-type="float">
            <text:p>150</text:p>
          </table:table-cell>
          <table:table-cell office:value-type="float" office:value="439907392" calcext:value-type="float">
            <text:p>439 907 392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1402" calcext:value-type="float">
            <text:p>1 402</text:p>
          </table:table-cell>
          <table:table-cell office:value-type="float" office:value="4093009920" calcext:value-type="float">
            <text:p>4 093 009 920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2484" calcext:value-type="float">
            <text:p>2 484</text:p>
          </table:table-cell>
          <table:table-cell office:value-type="float" office:value="7251623424" calcext:value-type="float">
            <text:p>7 251 623 424</text:p>
          </table:table-cell>
          <table:table-cell table:style-name="ce10"/>
          <table:table-cell office:value-type="float" office:value="65535" calcext:value-type="float">
            <text:p>65 535</text:p>
          </table:table-cell>
          <table:table-cell office:value-type="float" office:value="119" calcext:value-type="float">
            <text:p>119</text:p>
          </table:table-cell>
          <table:table-cell office:value-type="float" office:value="347959584" calcext:value-type="float">
            <text:p>347 959 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449399072" calcext:value-type="float">
            <text:p>449 399 072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387" calcext:value-type="float">
            <text:p>1 387</text:p>
          </table:table-cell>
          <table:table-cell table:style-name="ce7" office:value-type="float" office:value="4049575936" calcext:value-type="float">
            <text:p>4 049 575 936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2502" calcext:value-type="float">
            <text:p>2 502</text:p>
          </table:table-cell>
          <table:table-cell table:style-name="ce7" office:value-type="float" office:value="7304525312" calcext:value-type="float">
            <text:p>7 304 525 312</text:p>
          </table:table-cell>
          <table:table-cell table:style-name="ce10"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330312160" calcext:value-type="float">
            <text:p>330 312 160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office:value-type="float" office:value="65535" calcext:value-type="float">
            <text:p>65 535</text:p>
          </table:table-cell>
          <table:table-cell office:value-type="float" office:value="155" calcext:value-type="float">
            <text:p>155</text:p>
          </table:table-cell>
          <table:table-cell office:value-type="float" office:value="453461728" calcext:value-type="float">
            <text:p>453 461 728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1403" calcext:value-type="float">
            <text:p>1 403</text:p>
          </table:table-cell>
          <table:table-cell office:value-type="float" office:value="4096705024" calcext:value-type="float">
            <text:p>4 096 705 024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2525" calcext:value-type="float">
            <text:p>2 525</text:p>
          </table:table-cell>
          <table:table-cell office:value-type="float" office:value="7369359360" calcext:value-type="float">
            <text:p>7 369 359 360</text:p>
          </table:table-cell>
          <table:table-cell table:style-name="ce10"/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3776288" calcext:value-type="float">
            <text:p>333 776 2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449794080" calcext:value-type="float">
            <text:p>449 794 080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402" calcext:value-type="float">
            <text:p>1 402</text:p>
          </table:table-cell>
          <table:table-cell table:style-name="ce7" office:value-type="float" office:value="4092293888" calcext:value-type="float">
            <text:p>4 092 293 888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2556" calcext:value-type="float">
            <text:p>2 556</text:p>
          </table:table-cell>
          <table:table-cell table:style-name="ce7" office:value-type="float" office:value="7460153344" calcext:value-type="float">
            <text:p>7 460 153 344</text:p>
          </table:table-cell>
          <table:table-cell table:style-name="ce10"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339976512" calcext:value-type="float">
            <text:p>339 976 512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float" office:value="65535" calcext:value-type="float">
            <text:p>65 535</text:p>
          </table:table-cell>
          <table:table-cell office:value-type="float" office:value="152" calcext:value-type="float">
            <text:p>152</text:p>
          </table:table-cell>
          <table:table-cell office:value-type="float" office:value="444338560" calcext:value-type="float">
            <text:p>444 338 560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1413" calcext:value-type="float">
            <text:p>1 413</text:p>
          </table:table-cell>
          <table:table-cell office:value-type="float" office:value="4125769728" calcext:value-type="float">
            <text:p>4 125 769 728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2736" calcext:value-type="float">
            <text:p>2 736</text:p>
          </table:table-cell>
          <table:table-cell office:value-type="float" office:value="7987691008" calcext:value-type="float">
            <text:p>7 987 691 008</text:p>
          </table:table-cell>
          <table:table-cell table:style-name="ce10"/>
          <table:table-cell office:value-type="float" office:value="65535" calcext:value-type="float">
            <text:p>65 535</text:p>
          </table:table-cell>
          <table:table-cell office:value-type="float" office:value="113" calcext:value-type="float">
            <text:p>113</text:p>
          </table:table-cell>
          <table:table-cell office:value-type="float" office:value="332071264" calcext:value-type="float">
            <text:p>332 071 2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438861312" calcext:value-type="float">
            <text:p>438 861 312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408" calcext:value-type="float">
            <text:p>1 408</text:p>
          </table:table-cell>
          <table:table-cell table:style-name="ce7" office:value-type="float" office:value="4110558720" calcext:value-type="float">
            <text:p>4 110 558 720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2728" calcext:value-type="float">
            <text:p>2 728</text:p>
          </table:table-cell>
          <table:table-cell table:style-name="ce7" office:value-type="float" office:value="7964272640" calcext:value-type="float">
            <text:p>7 964 272 640</text:p>
          </table:table-cell>
          <table:table-cell table:style-name="ce10"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346468416" calcext:value-type="float">
            <text:p>346 468 416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float" office:value="65535" calcext:value-type="float">
            <text:p>65 535</text:p>
          </table:table-cell>
          <table:table-cell office:value-type="float" office:value="153" calcext:value-type="float">
            <text:p>153</text:p>
          </table:table-cell>
          <table:table-cell office:value-type="float" office:value="448191136" calcext:value-type="float">
            <text:p>448 191 136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1498" calcext:value-type="float">
            <text:p>1 498</text:p>
          </table:table-cell>
          <table:table-cell office:value-type="float" office:value="4373015552" calcext:value-type="float">
            <text:p>4 373 015 552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2575" calcext:value-type="float">
            <text:p>2 575</text:p>
          </table:table-cell>
          <table:table-cell office:value-type="float" office:value="7515523072" calcext:value-type="float">
            <text:p>7 515 523 072</text:p>
          </table:table-cell>
          <table:table-cell table:style-name="ce10"/>
          <table:table-cell office:value-type="float" office:value="65535" calcext:value-type="float">
            <text:p>65 535</text:p>
          </table:table-cell>
          <table:table-cell office:value-type="float" office:value="119" calcext:value-type="float">
            <text:p>119</text:p>
          </table:table-cell>
          <table:table-cell office:value-type="float" office:value="348489920" calcext:value-type="float">
            <text:p>348 489 9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456349376" calcext:value-type="float">
            <text:p>456 349 376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491" calcext:value-type="float">
            <text:p>1 491</text:p>
          </table:table-cell>
          <table:table-cell table:style-name="ce7" office:value-type="float" office:value="4352001024" calcext:value-type="float">
            <text:p>4 352 001 024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2796" calcext:value-type="float">
            <text:p>2 796</text:p>
          </table:table-cell>
          <table:table-cell table:style-name="ce7" office:value-type="float" office:value="8162830848" calcext:value-type="float">
            <text:p>8 162 830 848</text:p>
          </table:table-cell>
          <table:table-cell table:style-name="ce10"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321765856" calcext:value-type="float">
            <text:p>321 765 856</text:p>
          </table:table-cell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float" office:value="65535" calcext:value-type="float">
            <text:p>65 535</text:p>
          </table:table-cell>
          <table:table-cell office:value-type="float" office:value="152" calcext:value-type="float">
            <text:p>152</text:p>
          </table:table-cell>
          <table:table-cell office:value-type="float" office:value="445333760" calcext:value-type="float">
            <text:p>445 333 760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1499" calcext:value-type="float">
            <text:p>1 499</text:p>
          </table:table-cell>
          <table:table-cell office:value-type="float" office:value="4376025600" calcext:value-type="float">
            <text:p>4 376 025 600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2937" calcext:value-type="float">
            <text:p>2 937</text:p>
          </table:table-cell>
          <table:table-cell office:value-type="float" office:value="8573737984" calcext:value-type="float">
            <text:p>8 573 737 984</text:p>
          </table:table-cell>
          <table:table-cell table:style-name="ce10"/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40653248" calcext:value-type="float">
            <text:p>340 653 2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452973408" calcext:value-type="float">
            <text:p>452 973 408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415" calcext:value-type="float">
            <text:p>1 415</text:p>
          </table:table-cell>
          <table:table-cell table:style-name="ce7" office:value-type="float" office:value="4131851776" calcext:value-type="float">
            <text:p>4 131 851 776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2777" calcext:value-type="float">
            <text:p>2 777</text:p>
          </table:table-cell>
          <table:table-cell table:style-name="ce7" office:value-type="float" office:value="8105422848" calcext:value-type="float">
            <text:p>8 105 422 848</text:p>
          </table:table-cell>
          <table:table-cell table:style-name="ce10"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333553280" calcext:value-type="float">
            <text:p>333 553 280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float" office:value="65535" calcext:value-type="float">
            <text:p>65 535</text:p>
          </table:table-cell>
          <table:table-cell office:value-type="float" office:value="155" calcext:value-type="float">
            <text:p>155</text:p>
          </table:table-cell>
          <table:table-cell office:value-type="float" office:value="453642880" calcext:value-type="float">
            <text:p>453 642 880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1425" calcext:value-type="float">
            <text:p>1 425</text:p>
          </table:table-cell>
          <table:table-cell office:value-type="float" office:value="4161443072" calcext:value-type="float">
            <text:p>4 161 443 072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2751" calcext:value-type="float">
            <text:p>2 751</text:p>
          </table:table-cell>
          <table:table-cell office:value-type="float" office:value="8029598208" calcext:value-type="float">
            <text:p>8 029 598 208</text:p>
          </table:table-cell>
          <table:table-cell table:style-name="ce10"/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39305984" calcext:value-type="float">
            <text:p>339 305 9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444003072" calcext:value-type="float">
            <text:p>444 003 072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442" calcext:value-type="float">
            <text:p>1 442</text:p>
          </table:table-cell>
          <table:table-cell table:style-name="ce7" office:value-type="float" office:value="4210933248" calcext:value-type="float">
            <text:p>4 210 933 248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2542" calcext:value-type="float">
            <text:p>2 542</text:p>
          </table:table-cell>
          <table:table-cell table:style-name="ce7" office:value-type="float" office:value="7419246592" calcext:value-type="float">
            <text:p>7 419 246 592</text:p>
          </table:table-cell>
          <table:table-cell table:style-name="ce10"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345035360" calcext:value-type="float">
            <text:p>345 035 360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float" office:value="65535" calcext:value-type="float">
            <text:p>65 535</text:p>
          </table:table-cell>
          <table:table-cell office:value-type="float" office:value="152" calcext:value-type="float">
            <text:p>152</text:p>
          </table:table-cell>
          <table:table-cell office:value-type="float" office:value="444564384" calcext:value-type="float">
            <text:p>444 564 384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1440" calcext:value-type="float">
            <text:p>1 440</text:p>
          </table:table-cell>
          <table:table-cell office:value-type="float" office:value="4205458176" calcext:value-type="float">
            <text:p>4 205 458 176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2596" calcext:value-type="float">
            <text:p>2 596</text:p>
          </table:table-cell>
          <table:table-cell office:value-type="float" office:value="7578332672" calcext:value-type="float">
            <text:p>7 578 332 672</text:p>
          </table:table-cell>
          <table:table-cell table:style-name="ce10"/>
          <table:table-cell office:value-type="float" office:value="65535" calcext:value-type="float">
            <text:p>65 535</text:p>
          </table:table-cell>
          <table:table-cell office:value-type="float" office:value="109" calcext:value-type="float">
            <text:p>109</text:p>
          </table:table-cell>
          <table:table-cell office:value-type="float" office:value="320628448" calcext:value-type="float">
            <text:p>320 628 4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449369056" calcext:value-type="float">
            <text:p>449 369 056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460" calcext:value-type="float">
            <text:p>1 460</text:p>
          </table:table-cell>
          <table:table-cell table:style-name="ce7" office:value-type="float" office:value="4261285376" calcext:value-type="float">
            <text:p>4 261 285 376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2550" calcext:value-type="float">
            <text:p>2 550</text:p>
          </table:table-cell>
          <table:table-cell table:style-name="ce7" office:value-type="float" office:value="7444310016" calcext:value-type="float">
            <text:p>7 444 310 016</text:p>
          </table:table-cell>
          <table:table-cell table:style-name="ce10"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360459584" calcext:value-type="float">
            <text:p>360 459 584</text:p>
          </table:table-cell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office:value-type="float" office:value="65535" calcext:value-type="float">
            <text:p>65 535</text:p>
          </table:table-cell>
          <table:table-cell office:value-type="float" office:value="152" calcext:value-type="float">
            <text:p>152</text:p>
          </table:table-cell>
          <table:table-cell office:value-type="float" office:value="445984928" calcext:value-type="float">
            <text:p>445 984 928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1465" calcext:value-type="float">
            <text:p>1 465</text:p>
          </table:table-cell>
          <table:table-cell office:value-type="float" office:value="4276116992" calcext:value-type="float">
            <text:p>4 276 116 992</text:p>
          </table:table-cell>
          <table:table-cell/>
          <table:table-cell office:value-type="float" office:value="65535" calcext:value-type="float">
            <text:p>65 535</text:p>
          </table:table-cell>
          <table:table-cell office:value-type="float" office:value="2588" calcext:value-type="float">
            <text:p>2 588</text:p>
          </table:table-cell>
          <table:table-cell office:value-type="float" office:value="7555333120" calcext:value-type="float">
            <text:p>7 555 333 120</text:p>
          </table:table-cell>
          <table:table-cell table:style-name="ce10"/>
          <table:table-cell office:value-type="float" office:value="65535" calcext:value-type="float">
            <text:p>65 535</text:p>
          </table:table-cell>
          <table:table-cell office:value-type="float" office:value="122" calcext:value-type="float">
            <text:p>122</text:p>
          </table:table-cell>
          <table:table-cell office:value-type="float" office:value="358514016" calcext:value-type="float">
            <text:p>358 514 0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439439712" calcext:value-type="float">
            <text:p>439 439 712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449" calcext:value-type="float">
            <text:p>1 449</text:p>
          </table:table-cell>
          <table:table-cell table:style-name="ce7" office:value-type="float" office:value="4230372608" calcext:value-type="float">
            <text:p>4 230 372 608</text:p>
          </table:table-cell>
          <table:table-cell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2788" calcext:value-type="float">
            <text:p>2 788</text:p>
          </table:table-cell>
          <table:table-cell table:style-name="ce7" office:value-type="float" office:value="8136996352" calcext:value-type="float">
            <text:p>8 136 996 352</text:p>
          </table:table-cell>
          <table:table-cell table:style-name="ce10"/>
          <table:table-cell table:style-name="ce7" office:value-type="float" office:value="65535" calcext:value-type="float">
            <text:p>65 535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359508928" calcext:value-type="float">
            <text:p>359 508 928</text:p>
          </table:table-cell>
        </table:table-row>
        <table:table-row table:style-name="ro1">
          <table:table-cell table:style-name="ce15"/>
          <table:table-cell table:style-name="Default" table:number-columns-repeated="3"/>
          <table:table-cell table:style-name="ce26"/>
          <table:table-cell table:style-name="Default" table:number-columns-repeated="3"/>
          <table:table-cell table:style-name="ce26"/>
          <table:table-cell table:style-name="Default" table:number-columns-repeated="3"/>
          <table:table-cell table:style-name="ce26"/>
          <table:table-cell table:style-name="Default" table:number-columns-repeated="3"/>
        </table:table-row>
        <table:table-row table:style-name="ro1">
          <table:table-cell office:value-type="string" calcext:value-type="string">
            <text:p>Moyenne</text:p>
          </table:table-cell>
          <table:table-cell table:style-name="ce8" table:formula="of:=AVERAGE([.B43:.B72])" office:value-type="float" office:value="65535" calcext:value-type="float">
            <text:p>65 535,00</text:p>
          </table:table-cell>
          <table:table-cell table:style-name="ce8" table:formula="of:=AVERAGE([.C43:.C72])" office:value-type="float" office:value="152.966666666667" calcext:value-type="float">
            <text:p>152,97</text:p>
          </table:table-cell>
          <table:table-cell table:style-name="ce8" table:formula="of:=AVERAGE([.D43:.D72])" office:value-type="float" office:value="447909773.866667" calcext:value-type="float">
            <text:p>447 909 773,87</text:p>
          </table:table-cell>
          <table:table-cell table:style-name="ce20"/>
          <table:table-cell table:style-name="ce8" table:formula="of:=AVERAGE([.F43:.F72])" office:value-type="float" office:value="65535" calcext:value-type="float">
            <text:p>65 535,00</text:p>
          </table:table-cell>
          <table:table-cell table:style-name="ce8" table:formula="of:=AVERAGE([.G43:.G72])" office:value-type="float" office:value="1439.03333333333" calcext:value-type="float">
            <text:p>1 439,03</text:p>
          </table:table-cell>
          <table:table-cell table:style-name="ce8" table:formula="of:=AVERAGE([.H43:.H72])" office:value-type="float" office:value="4201354350.93333" calcext:value-type="float">
            <text:p>4 201 354 350,93</text:p>
          </table:table-cell>
          <table:table-cell table:style-name="ce20"/>
          <table:table-cell table:style-name="ce8" table:formula="of:=AVERAGE([.J43:.J72])" office:value-type="float" office:value="65535" calcext:value-type="float">
            <text:p>65 535,00</text:p>
          </table:table-cell>
          <table:table-cell table:style-name="ce8" table:formula="of:=AVERAGE([.K43:.K72])" office:value-type="float" office:value="2636.3" calcext:value-type="float">
            <text:p>2 636,30</text:p>
          </table:table-cell>
          <table:table-cell table:style-name="ce8" table:formula="of:=AVERAGE([.L43:.L72])" office:value-type="float" office:value="7695703330.13333" calcext:value-type="float">
            <text:p>7 695 703 330,13</text:p>
          </table:table-cell>
          <table:table-cell table:style-name="ce20"/>
          <table:table-cell table:style-name="ce8" table:formula="of:=AVERAGE([.N43:.N72])" office:value-type="float" office:value="65535" calcext:value-type="float">
            <text:p>65 535,00</text:p>
          </table:table-cell>
          <table:table-cell table:style-name="ce8" table:formula="of:=AVERAGE([.O43:.O72])" office:value-type="float" office:value="115.2" calcext:value-type="float">
            <text:p>115,20</text:p>
          </table:table-cell>
          <table:table-cell table:style-name="ce8" table:formula="of:=AVERAGE([.P43:.P72])" office:value-type="float" office:value="337675988.266667" calcext:value-type="float">
            <text:p>337 675 988,27</text:p>
          </table:table-cell>
        </table:table-row>
        <table:table-row table:style-name="ro1">
          <table:table-cell office:value-type="string" calcext:value-type="string">
            <text:p>Ecart Type</text:p>
          </table:table-cell>
          <table:table-cell table:style-name="ce8" table:formula="of:=STDEV([.B43:.B72])" office:value-type="float" office:value="0" calcext:value-type="float">
            <text:p>0,00</text:p>
          </table:table-cell>
          <table:table-cell table:style-name="ce8" table:formula="of:=STDEV([.C43:.C72])" office:value-type="float" office:value="2.1088211011799" calcext:value-type="float">
            <text:p>2,11</text:p>
          </table:table-cell>
          <table:table-cell table:style-name="ce8" table:formula="of:=STDEV([.D43:.D72])" office:value-type="float" office:value="6189016.6354877" calcext:value-type="float">
            <text:p>6 189 016,64</text:p>
          </table:table-cell>
          <table:table-cell table:style-name="ce20"/>
          <table:table-cell table:style-name="ce8" table:formula="of:=STDEV([.F43:.F72])" office:value-type="float" office:value="0" calcext:value-type="float">
            <text:p>0,00</text:p>
          </table:table-cell>
          <table:table-cell table:style-name="ce8" table:formula="of:=STDEV([.G43:.G72])" office:value-type="float" office:value="40.9250646858405" calcext:value-type="float">
            <text:p>40,93</text:p>
          </table:table-cell>
          <table:table-cell table:style-name="ce8" table:formula="of:=STDEV([.H43:.H72])" office:value-type="float" office:value="119439423.860589" calcext:value-type="float">
            <text:p>119 439 423,86</text:p>
          </table:table-cell>
          <table:table-cell table:style-name="ce20"/>
          <table:table-cell table:style-name="ce8" table:formula="of:=STDEV([.J43:.J72])" office:value-type="float" office:value="0" calcext:value-type="float">
            <text:p>0,00</text:p>
          </table:table-cell>
          <table:table-cell table:style-name="ce8" table:formula="of:=STDEV([.K43:.K72])" office:value-type="float" office:value="135.549749106218" calcext:value-type="float">
            <text:p>135,55</text:p>
          </table:table-cell>
          <table:table-cell table:style-name="ce8" table:formula="of:=STDEV([.L43:.L72])" office:value-type="float" office:value="395928419.76514" calcext:value-type="float">
            <text:p>395 928 419,77</text:p>
          </table:table-cell>
          <table:table-cell table:style-name="ce20"/>
          <table:table-cell table:style-name="ce8" table:formula="of:=STDEV([.N43:.N72])" office:value-type="float" office:value="0" calcext:value-type="float">
            <text:p>0,00</text:p>
          </table:table-cell>
          <table:table-cell table:style-name="ce8" table:formula="of:=STDEV([.O43:.O72])" office:value-type="float" office:value="3.95142924818961" calcext:value-type="float">
            <text:p>3,95</text:p>
          </table:table-cell>
          <table:table-cell table:style-name="ce8" table:formula="of:=STDEV([.P43:.P72])" office:value-type="float" office:value="11428153.5233271" calcext:value-type="float">
            <text:p>11 428 153,52</text:p>
          </table:table-cell>
        </table:table-row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Default"/>
          <table:table-cell table:style-name="ce20" table:formula="of:=[.B74]/[.B36]" office:value-type="float" office:value="1" calcext:value-type="float">
            <text:p>1,00</text:p>
          </table:table-cell>
          <table:table-cell table:style-name="ce20" table:formula="of:=[.C74]/[.C36]" office:value-type="float" office:value="1.31977920029687" calcext:value-type="float">
            <text:p>1,32</text:p>
          </table:table-cell>
          <table:table-cell table:style-name="ce20" table:formula="of:=[.D74]/[.D36]" office:value-type="float" office:value="1.31839643781789" calcext:value-type="float">
            <text:p>1,32</text:p>
          </table:table-cell>
          <table:table-cell table:style-name="ce20"/>
          <table:table-cell table:style-name="ce20" table:formula="of:=[.F74]/[.F36]" office:value-type="float" office:value="1.00001772046847" calcext:value-type="float">
            <text:p>1,00</text:p>
          </table:table-cell>
          <table:table-cell table:style-name="ce20" table:formula="of:=[.G74]/[.G36]" office:value-type="float" office:value="1.32228809121538" calcext:value-type="float">
            <text:p>1,32</text:p>
          </table:table-cell>
          <table:table-cell table:style-name="ce20" table:formula="of:=[.H74]/[.H36]" office:value-type="float" office:value="1.32207241247134" calcext:value-type="float">
            <text:p>1,32</text:p>
          </table:table-cell>
          <table:table-cell table:style-name="ce20"/>
          <table:table-cell table:style-name="ce20" table:formula="of:=[.J74]/[.J36]" office:value-type="float" office:value="2.00082432679978" calcext:value-type="float">
            <text:p>2,00</text:p>
          </table:table-cell>
          <table:table-cell table:style-name="ce20" table:formula="of:=[.K74]/[.K36]" office:value-type="float" office:value="2.67539529250008" calcext:value-type="float">
            <text:p>2,68</text:p>
          </table:table-cell>
          <table:table-cell table:style-name="ce20" table:formula="of:=[.L74]/[.L36]" office:value-type="float" office:value="2.67422268064924" calcext:value-type="float">
            <text:p>2,67</text:p>
          </table:table-cell>
          <table:table-cell table:style-name="ce20"/>
          <table:table-cell table:style-name="ce20" table:formula="of:=[.N74]/[.N36]" office:value-type="float" office:value="1" calcext:value-type="float">
            <text:p>1,00</text:p>
          </table:table-cell>
          <table:table-cell table:style-name="ce20" table:formula="of:=[.O74]/[.O36]" office:value-type="float" office:value="1.37830953299884" calcext:value-type="float">
            <text:p>1,38</text:p>
          </table:table-cell>
          <table:table-cell table:style-name="ce20" table:formula="of:=[.P74]/[.P36]" office:value-type="float" office:value="1.37542899116532" calcext:value-type="float">
            <text:p>1,38</text:p>
          </table:table-cell>
        </table:table-row>
        <table:table-row table:style-name="ro1">
          <table:table-cell table:style-name="Default"/>
          <table:table-cell table:style-name="ce20" table:formula="of:=[.B78]/[.B37]" office:value-type="string" office:string-value="" calcext:value-type="error">
            <text:p>#DIV/0 !</text:p>
          </table:table-cell>
          <table:table-cell table:style-name="ce20" table:formula="of:=[.C78]/[.C37]" office:value-type="float" office:value="0.52902779778974" calcext:value-type="float">
            <text:p>0,53</text:p>
          </table:table-cell>
          <table:table-cell table:style-name="ce20" table:formula="of:=[.D78]/[.D37]" office:value-type="float" office:value="0.00000018505909115116" calcext:value-type="float">
            <text:p>0,00</text:p>
          </table:table-cell>
          <table:table-cell table:style-name="ce20"/>
          <table:table-cell table:style-name="ce20" table:formula="of:=[.F78]/[.F37]" office:value-type="float" office:value="1.91351694218913" calcext:value-type="float">
            <text:p>1,91</text:p>
          </table:table-cell>
          <table:table-cell table:style-name="ce20" table:formula="of:=[.G78]/[.G37]" office:value-type="float" office:value="0.0281660268262271" calcext:value-type="float">
            <text:p>0,03</text:p>
          </table:table-cell>
          <table:table-cell table:style-name="ce20" table:formula="of:=[.H78]/[.H37]" office:value-type="float" office:value="0.00000000967043183387" calcext:value-type="float">
            <text:p>0,00</text:p>
          </table:table-cell>
          <table:table-cell table:style-name="ce20"/>
          <table:table-cell table:style-name="ce20" table:formula="of:=[.J78]/[.J37]" office:value-type="float" office:value="0.0487156588903841" calcext:value-type="float">
            <text:p>0,05</text:p>
          </table:table-cell>
          <table:table-cell table:style-name="ce20" table:formula="of:=[.K78]/[.K37]" office:value-type="float" office:value="0.0531025616520313" calcext:value-type="float">
            <text:p>0,05</text:p>
          </table:table-cell>
          <table:table-cell table:style-name="ce20" table:formula="of:=[.L78]/[.L37]" office:value-type="float" office:value="0.00000001817167261618" calcext:value-type="float">
            <text:p>0,00</text:p>
          </table:table-cell>
          <table:table-cell table:style-name="ce20"/>
          <table:table-cell table:style-name="ce20" table:formula="of:=[.N78]/[.N37]" office:value-type="string" office:string-value="" calcext:value-type="error">
            <text:p>#DIV/0 !</text:p>
          </table:table-cell>
          <table:table-cell table:style-name="ce20" table:formula="of:=[.O78]/[.O37]" office:value-type="float" office:value="0.483743072157058" calcext:value-type="float">
            <text:p>0,48</text:p>
          </table:table-cell>
          <table:table-cell table:style-name="ce20" table:formula="of:=[.P78]/[.P37]" office:value-type="float" office:value="0.00000016758955321716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 style:data-style-name="N2" text:time-value="10:10:02.932357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5:00:37.281153075</meta:creation-date>
    <meta:generator>LibreOffice/7.5.4.2$Linux_X86_64 LibreOffice_project/36ccfdc35048b057fd9854c757a8b67ec53977b6</meta:generator>
    <dc:date>2023-07-11T10:18:42.167852753</dc:date>
    <meta:editing-duration>PT1H12M31S</meta:editing-duration>
    <meta:editing-cycles>8</meta:editing-cycles>
    <meta:document-statistic meta:table-count="1" meta:cell-count="907" meta:object-count="0"/>
  </office:meta>
</office:document-meta>
</file>